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5342820422464181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62661580902939644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717149175915580901"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80497403977105260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6574378652822938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600678917108101205"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7920056262458149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51510844646350656"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57038" text:continue-list="list87920056262458149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4493306337152405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6494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5062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60087"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66487"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58206"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99711100011743124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8993143437626160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10"><text:span text:style-name="T2">It was a hilly, beautiful run with very few cars on a Saturday morning.</text:span></text:p>
      <text:p text:style-name="P10"><text:span text:style-name="T2">Time: 1:21:48, Pace: 11:41/mile , Ave HR: 116, VO2MAX: 45</text:span></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7740134247916361485"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2T14:41:50.45</dc:date>
    <dc:creator>James Lombardi</dc:creator>
    <meta:editing-duration>P10DT20H15M13S</meta:editing-duration>
    <meta:editing-cycles>954</meta:editing-cycles>
    <meta:generator>OpenOffice/4.1.2$Win32 OpenOffice.org_project/412m3$Build-9782</meta:generator>
    <meta:document-statistic meta:table-count="0" meta:image-count="9" meta:object-count="0" meta:page-count="106" meta:paragraph-count="2950" meta:word-count="32572" meta:character-count="166572"/>
  </office:meta>
</office:document-meta>
</file>